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0" style:family="paragraph" style:parent-style-name="Heading_20_1" style:list-style-name="WWNum5">
      <style:paragraph-properties fo:text-align="justify" style:justify-single-word="false"/>
    </style:style>
    <style:style style:name="P31" style:family="paragraph" style:parent-style-name="Heading_20_1" style:list-style-name="WWNum5"/>
    <style:style style:name="P32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3" style:family="paragraph" style:parent-style-name="Title">
      <style:paragraph-properties fo:margin-top="1in" fo:margin-bottom="0in" loext:contextual-spacing="false" fo:line-height="100%" fo:text-align="start" style:justify-single-word="false" fo:orphans="2" fo:widows="2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Desarrollo Web en Entorno Cliente</text:span></text:p>
      <text:p text:style-name="P33"><text:bookmark text:name="_jg2jbypvbg4g"/><text:span text:style-name="T3">Guía de estudio UD 13. Cordova y Electron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5">Actualizado Diciembre 2020</text:span></text:p>
      <text:p text:style-name="P4"/>
      <text:p text:style-name="P4"/>
      <text:p text:style-name="P5"><text:span text:style-name="T12">Licencia</text:span></text:p>
      <text:p text:style-name="P7"/>
      <text:p text:style-name="P6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7">Nomenclatura</text:span></text:p>
      <text:p text:style-name="P9"><text:span text:style-name="T8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9">Importante</text:span></text:p>
      <text:p text:style-name="P12"/>
      <text:p text:style-name="P11"><text:span text:style-name="T17">❕</text:span><text:span text:style-name="T10"> </text:span><text:span text:style-name="T9">Atención</text:span></text:p>
      <text:p text:style-name="P12"/>
      <text:p text:style-name="P11"><text:span text:style-name="T11">💬</text:span><text:span text:style-name="T9"> Interesante</text:span></text:p>
      <text:p text:style-name="P32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span text:style-name="T19">1. </text:span><text:a xlink:type="simple" xlink:href="#_ge43nvu7ywtj" text:style-name="Index_20_Link" text:visited-style-name="Index_20_Link"><text:span text:style-name="T15">Fechas</text:span></text:a><text:span text:style-name="T15"><text:tab/>3</text:span></text:p>
          <text:p text:style-name="P19"><text:span text:style-name="T20">2. </text:span><text:a xlink:type="simple" xlink:href="#_4z7u29ivk38l" text:style-name="Index_20_Link" text:visited-style-name="Index_20_Link"><text:span text:style-name="T15">Conocimientos previos requeridos</text:span></text:a><text:span text:style-name="T15"><text:tab/>3</text:span></text:p>
          <text:p text:style-name="P19"><text:span text:style-name="T20">3. </text:span><text:a xlink:type="simple" xlink:href="#_5jkjdtdhh7e" text:style-name="Index_20_Link" text:visited-style-name="Index_20_Link"><text:span text:style-name="T15">Objetivos</text:span></text:a><text:span text:style-name="T15"><text:tab/>3</text:span></text:p>
          <text:p text:style-name="P19"><text:span text:style-name="T20">4. </text:span><text:a xlink:type="simple" xlink:href="#_yi5niv80z62t" text:style-name="Index_20_Link" text:visited-style-name="Index_20_Link"><text:span text:style-name="T15">Contenidos</text:span></text:a><text:span text:style-name="T15"><text:tab/>3</text:span></text:p>
          <text:p text:style-name="P19"><text:span text:style-name="T20">5. </text:span><text:a xlink:type="simple" xlink:href="#_pt4xoiz2fd92" text:style-name="Index_20_Link" text:visited-style-name="Index_20_Link"><text:span text:style-name="T15">Actividades</text:span></text:a><text:span text:style-name="T15"><text:tab/>3</text:span></text:p>
          <text:p text:style-name="P19"><text:span text:style-name="T20">6. </text:span><text:a xlink:type="simple" xlink:href="#_nv5nmbujne0r" text:style-name="Index_20_Link" text:visited-style-name="Index_20_Link"><text:span text:style-name="T15">Recomendaciones</text:span></text:a><text:span text:style-name="T15"><text:tab/>3</text:span></text:p>
          <text:p text:style-name="P20"><text:span text:style-name="T20">7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7"><text:span text:style-name="T21">UD</text:span><text:span text:style-name="T22">13</text:span><text:span text:style-name="T23">. </text:span><text:span text:style-name="T22">Cordova y Electron</text:span></text:p>
      <text:list xml:id="list4111358002" text:style-name="WWNum5">
        <text:list-item>
          <text:p text:style-name="P31"><text:bookmark text:name="_ge43nvu7ywtj"/>Fechas</text:p>
        </text:list-item>
      </text:list>
      <text:p text:style-name="P21">Desde 04/01/2021 al 10/01/2021. La duración de esta unidad es de 1 semana (7 horas).</text:p>
      <text:list xml:id="list24916320888605" text:continue-numbering="true" text:style-name="WWNum5">
        <text:list-item>
          <text:p text:style-name="P31"><text:bookmark text:name="_4z7u29ivk38l"/>Conocimientos previos requeridos</text:p>
        </text:list-item>
      </text:list>
      <text:list xml:id="list1780984157" text:style-name="WWNum4">
        <text:list-item>
          <text:p text:style-name="P22">Uso básico de sistemas operativos.</text:p>
        </text:list-item>
        <text:list-item>
          <text:p text:style-name="P25">Conocimientos generales del uso de entornos de desarrollo.</text:p>
        </text:list-item>
        <text:list-item>
          <text:p text:style-name="P25">Conocimientos básicos de HTML y Javascript.</text:p>
        </text:list-item>
        <text:list-item>
          <text:p text:style-name="P26">¡¡¡ Conocimientos de programación imprescindibles !!!</text:p>
        </text:list-item>
      </text:list>
      <text:list xml:id="list24915581331787" text:continue-list="list24916320888605" text:style-name="WWNum5">
        <text:list-item>
          <text:p text:style-name="P31"><text:bookmark text:name="_5jkjdtdhh7e"/>Objetivos</text:p>
        </text:list-item>
      </text:list>
      <text:list xml:id="list1967004960" text:style-name="WWNum2">
        <text:list-item>
          <text:p text:style-name="P23">Conocer Cordova para generar aplicaciones móviles usando Javascript.</text:p>
        </text:list-item>
        <text:list-item>
          <text:p text:style-name="P27">Conocer Electron para generar aplicaciones de escritorio usando Javascript.</text:p>
        </text:list-item>
      </text:list>
      <text:list xml:id="list24917141453125" text:continue-list="list24915581331787" text:style-name="WWNum5">
        <text:list-item>
          <text:p text:style-name="P31"><text:bookmark text:name="_yi5niv80z62t"/>Contenidos</text:p>
        </text:list-item>
      </text:list>
      <text:list xml:id="list2428011811" text:style-name="WWNum1">
        <text:list-item>
          <text:p text:style-name="P24">Explicaciones y ejemplos de Cordova.</text:p>
        </text:list-item>
        <text:list-item>
          <text:p text:style-name="P28">Explicaciones y ejemplos de Electron.</text:p>
        </text:list-item>
      </text:list>
      <text:list xml:id="list24916621823430" text:continue-list="list24917141453125" text:style-name="WWNum5">
        <text:list-item>
          <text:p text:style-name="P31"><text:bookmark text:name="_pt4xoiz2fd92"/>Actividades</text:p>
        </text:list-item>
      </text:list>
      <text:p text:style-name="Standard">Es muy importante leer los apuntes y realizar los ejercicios. Los ejercicios de esta unidad no son evaluables, pero son base para la realización de actividades en las próximas unidades didácticas.</text:p>
      <text:list xml:id="list24915392745880" text:continue-numbering="true" text:style-name="WWNum5">
        <text:list-item>
          <text:p text:style-name="P31"><text:bookmark text:name="_nv5nmbujne0r"/>Recomendaciones</text:p>
        </text:list-item>
      </text:list>
      <text:p text:style-name="Standard">Es necesario acudir a las TC con los conceptos principales estudiados. Es muy importante comprender los ejemplos básicos antes de intentar ejercicios no evaluables.</text:p>
      <text:list xml:id="list24917125749465" text:continue-numbering="true" text:style-name="WWNum5">
        <text:list-item>
          <text:p text:style-name="P30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824631236" text:style-name="WWNum3">
        <text:list-item>
          <text:p text:style-name="P29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</text:span><text:span text:style-name="MT2">13</text:span><text:span text:style-name="MT1">. Cordova y E</text:span><text:span text:style-name="MT2">lectron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13 - Página</text:span><text:span text:style-name="MT1"> </text:span><text:page-number text:select-page="current">3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3" meta:paragraph-count="42" meta:word-count="305" meta:character-count="1954" meta:non-whitespace-character-count="1702"/>
    <meta:generator>LibreOfficeDev/6.0.5.2$Linux_X86_64 LibreOffice_project/</meta:generator>
  </office:meta>
</office:document-meta>
</file>